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ext-properties fo:color="#00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7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9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40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1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3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8" style:family="table-cell" style:parent-style-name="Default">
      <style:text-properties fo:color="#009933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5" style:family="table-cell" style:parent-style-name="Default">
      <style:text-properties fo:color="#6600ff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>
      <style:text-properties fo:color="#6600ff" fo:font-size="15pt" style:font-size-asian="15pt" style:font-size-complex="15pt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7" style:family="table-cell" style:parent-style-name="Default">
      <style:text-properties fo:font-size="20pt" style:font-size-asian="20pt" style:font-size-complex="20pt"/>
    </style:style>
    <style:style style:name="ce78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1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8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89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1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4" office:value-type="string" calcext:value-type="string">
            <text:p>Solved</text:p>
          </table:table-cell>
          <table:table-cell table:style-name="ce44" office:value-type="string" calcext:value-type="string">
            <text:p>Time (Hrs)</text:p>
          </table:table-cell>
          <table:table-cell table:style-name="ce44" office:value-type="string" calcext:value-type="string">
            <text:p>Date</text:p>
          </table:table-cell>
          <table:table-cell table:style-name="ce72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string" calcext:value-type="string">
            <text:p>21/07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22" calcext:value-type="date">
            <text:p>42938</text:p>
          </table:table-cell>
          <table:table-cell table:style-name="ce34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23" calcext:value-type="date">
            <text:p>42939</text:p>
          </table:table-cell>
          <table:table-cell table:style-name="ce34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24" calcext:value-type="date">
            <text:p>42940</text:p>
          </table:table-cell>
          <table:table-cell table:style-name="ce34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25" calcext:value-type="date">
            <text:p>42941</text:p>
          </table:table-cell>
          <table:table-cell table:style-name="ce34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26" calcext:value-type="date">
            <text:p>42942</text:p>
          </table:table-cell>
          <table:table-cell table:style-name="ce34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date" office:date-value="2017-07-27" calcext:value-type="date">
            <text:p>42943</text:p>
          </table:table-cell>
          <table:table-cell table:style-name="ce34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5"/>
          <table:covered-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string" calcext:value-type="string">
            <text:p>28/07/2017 (Fri)</text:p>
          </table:table-cell>
          <table:table-cell table:style-name="ce34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29" calcext:value-type="date">
            <text:p>42945</text:p>
          </table:table-cell>
          <table:table-cell table:style-name="ce34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30" calcext:value-type="date">
            <text:p>42946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7-31" calcext:value-type="date">
            <text:p>42947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01" calcext:value-type="date">
            <text:p>42948</text:p>
          </table:table-cell>
          <table:table-cell table:style-name="ce34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52" office:value-type="date" office:date-value="2017-08-02" calcext:value-type="date">
            <text:p>42949</text:p>
          </table:table-cell>
          <table:table-cell table:style-name="ce34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date" office:date-value="2017-08-03" calcext:value-type="date">
            <text:p>42950</text:p>
          </table:table-cell>
          <table:table-cell table:style-name="ce34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5"/>
          <table:covered-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string" calcext:value-type="string">
            <text:p>04/08/2017 (Fri)</text:p>
          </table:table-cell>
          <table:table-cell table:style-name="ce34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05" calcext:value-type="date">
            <text:p>42952</text:p>
          </table:table-cell>
          <table:table-cell table:style-name="ce34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06" calcext:value-type="date">
            <text:p>42953</text:p>
          </table:table-cell>
          <table:table-cell table:style-name="ce39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07" calcext:value-type="date">
            <text:p>42954</text:p>
          </table:table-cell>
          <table:table-cell table:style-name="ce39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08" calcext:value-type="date">
            <text:p>42955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52" office:value-type="date" office:date-value="2017-08-09" calcext:value-type="date">
            <text:p>42956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3" office:value-type="date" office:date-value="2017-08-10" calcext:value-type="date">
            <text:p>42957</text:p>
          </table:table-cell>
          <table:table-cell table:style-name="ce73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6"/>
          <table:covered-table-cell table:style-name="ce63"/>
          <table:covered-table-cell table:style-name="ce73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5"/>
          <table:covered-table-cell table:style-name="ce34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string" calcext:value-type="string">
            <text:p>11/08/2017 (Fri)</text:p>
          </table:table-cell>
          <table:table-cell table:style-name="ce34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string" calcext:value-type="string">
            <text:p>12/08/17 (Sat)</text:p>
          </table:table-cell>
          <table:table-cell table:style-name="ce34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13" calcext:value-type="date">
            <text:p>42960</text:p>
          </table:table-cell>
          <table:table-cell table:style-name="ce34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14" calcext:value-type="date">
            <text:p>42961</text:p>
          </table:table-cell>
          <table:table-cell table:style-name="ce34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15" calcext:value-type="date">
            <text:p>42962</text:p>
          </table:table-cell>
          <table:table-cell table:style-name="ce34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16" calcext:value-type="date">
            <text:p>42963</text:p>
          </table:table-cell>
          <table:table-cell table:style-name="ce34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64" office:value-type="date" office:date-value="2017-08-17" calcext:value-type="date">
            <text:p>42964</text:p>
          </table:table-cell>
          <table:table-cell table:style-name="ce34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7"/>
          <table:covered-table-cell table:style-name="ce50"/>
          <table:covered-table-cell table:style-name="ce65"/>
          <table:covered-table-cell table:style-name="ce74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7"/>
          <table:covered-table-cell table:style-name="ce50"/>
          <table:covered-table-cell table:style-name="ce65"/>
          <table:covered-table-cell table:style-name="ce7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string" calcext:value-type="string">
            <text:p>18/08/2017 (Fri)</text:p>
          </table:table-cell>
          <table:table-cell table:style-name="ce34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19" calcext:value-type="date">
            <text:p>42966</text:p>
          </table:table-cell>
          <table:table-cell table:style-name="ce34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20" calcext:value-type="date">
            <text:p>42967</text:p>
          </table:table-cell>
          <table:table-cell table:style-name="ce75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3" office:value-type="date" office:date-value="2017-08-21" calcext:value-type="date">
            <text:p>42968</text:p>
          </table:table-cell>
          <table:table-cell table:style-name="ce34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22" calcext:value-type="date">
            <text:p>42969</text:p>
          </table:table-cell>
          <table:table-cell table:style-name="ce34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23" calcext:value-type="date">
            <text:p>42970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3 + 2.5</text:p>
          </table:table-cell>
          <table:table-cell table:style-name="ce66" office:value-type="date" office:date-value="2017-08-24" calcext:value-type="date">
            <text:p>42971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5"/>
          <table:covered-table-cell table:style-name="ce66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3 + 2.5</text:p>
          </table:table-cell>
          <table:table-cell table:style-name="ce52" office:value-type="string" calcext:value-type="string">
            <text:p>25/08/2017 (Fri)</text:p>
          </table:table-cell>
          <table:table-cell table:style-name="ce34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3 + 2.5</text:p>
          </table:table-cell>
          <table:table-cell table:style-name="ce52" office:value-type="date" office:date-value="2017-08-26" calcext:value-type="date">
            <text:p>42973</text:p>
          </table:table-cell>
          <table:table-cell table:style-name="ce34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3 + 2.5</text:p>
          </table:table-cell>
          <table:table-cell table:style-name="ce52" office:value-type="date" office:date-value="2017-08-27" calcext:value-type="date">
            <text:p>42974</text:p>
          </table:table-cell>
          <table:table-cell table:style-name="ce34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28" calcext:value-type="date">
            <text:p>42975</text:p>
          </table:table-cell>
          <table:table-cell table:style-name="ce34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29" calcext:value-type="date">
            <text:p>42976</text:p>
          </table:table-cell>
          <table:table-cell table:style-name="ce34" office:value-type="string" calcext:value-type="string">
            <text:p>Quicksort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30" calcext:value-type="date">
            <text:p>42977</text:p>
          </table:table-cell>
          <table:table-cell table:style-name="ce34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8-31" calcext:value-type="date">
            <text:p>42978</text:p>
          </table:table-cell>
          <table:table-cell table:style-name="ce34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5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4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3 + 2.5</text:p>
          </table:table-cell>
          <table:table-cell table:style-name="ce52" office:value-type="string" calcext:value-type="string">
            <text:p>01/09/2017 (Fri)</text:p>
          </table:table-cell>
          <table:table-cell table:style-name="ce34" office:value-type="string" calcext:value-type="string">
            <text:p>nuts and bolts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3 + 2.5</text:p>
          </table:table-cell>
          <table:table-cell table:style-name="ce52" office:value-type="date" office:date-value="2017-09-02" calcext:value-type="date">
            <text:p>42980</text:p>
          </table:table-cell>
          <table:table-cell table:style-name="ce34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3 + 2.5</text:p>
          </table:table-cell>
          <table:table-cell table:style-name="ce52" office:value-type="date" office:date-value="2017-09-03" calcext:value-type="date">
            <text:p>42981</text:p>
          </table:table-cell>
          <table:table-cell table:style-name="ce34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04" calcext:value-type="date">
            <text:p>42982</text:p>
          </table:table-cell>
          <table:table-cell table:style-name="ce34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05" calcext:value-type="date">
            <text:p>42983</text:p>
          </table:table-cell>
          <table:table-cell table:style-name="ce34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06" calcext:value-type="date">
            <text:p>42984</text:p>
          </table:table-cell>
          <table:table-cell table:style-name="ce34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3 + 2.5</text:p>
          </table:table-cell>
          <table:table-cell table:style-name="ce52" office:value-type="date" office:date-value="2017-09-07" calcext:value-type="date">
            <text:p>42985</text:p>
          </table:table-cell>
          <table:table-cell table:style-name="ce34" office:value-type="string" calcext:value-type="string">
            <text:p>Median of 3 partitioning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5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8"/>
          <table:covered-table-cell table:style-name="ce67"/>
          <table:covered-table-cell table:style-name="ce48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.5" calcext:value-type="float">
            <text:p>1.5</text:p>
          </table:table-cell>
          <table:table-cell table:style-name="ce52" office:value-type="string" calcext:value-type="string">
            <text:p>08/09/2017 (Fri)</text:p>
          </table:table-cell>
          <table:table-cell table:style-name="ce34" office:value-type="string" calcext:value-type="string">
            <text:p>median of 5 elemen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52" office:value-type="string" calcext:value-type="string">
            <text:p>09/09/2017 (sat)</text:p>
          </table:table-cell>
          <table:table-cell table:style-name="ce34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52" office:value-type="date" office:date-value="2017-09-10" calcext:value-type="date">
            <text:p>42988</text:p>
          </table:table-cell>
          <table:table-cell table:style-name="ce34" office:value-type="string" calcext:value-type="string">
            <text:p>Fast 3 way partition, tukey-ninther median of medians, randomized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11" calcext:value-type="date">
            <text:p>42989</text:p>
          </table:table-cell>
          <table:table-cell table:style-name="ce34" office:value-type="string" calcext:value-type="string">
            <text:p>anti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12" calcext:value-type="date">
            <text:p>42990</text:p>
          </table:table-cell>
          <table:table-cell table:style-name="ce34" office:value-type="string" calcext:value-type="string">
            <text:p>anti qsort, dual pivot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13" calcext:value-type="date">
            <text:p>42991</text:p>
          </table:table-cell>
          <table:table-cell table:style-name="ce39" office:value-type="string" calcext:value-type="string">
            <text:p>dual pivot 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4" office:value-type="date" office:date-value="2017-09-14" calcext:value-type="date">
            <text:p>42992</text:p>
          </table:table-cell>
          <table:table-cell table:style-name="ce34" office:value-type="string" calcext:value-type="string">
            <text:p>three pivot partition; understanding completed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5"/>
          <table:covered-table-cell table:style-name="ce64"/>
          <table:covered-table-cell table:style-name="ce34"/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5"/>
          <table:covered-table-cell table:style-name="ce64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2" table:style-name="ce34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15/09/2017 (Fri)</text:p>
          </table:table-cell>
          <table:table-cell table:style-name="ce34" office:value-type="string" calcext:value-type="string">
            <text:p>Three pivot qsort; CLRS quicksort theor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5.5" calcext:value-type="float">
            <text:p>5.5</text:p>
          </table:table-cell>
          <table:table-cell table:style-name="ce53" office:value-type="date" office:date-value="2017-09-16" calcext:value-type="date">
            <text:p>42994</text:p>
          </table:table-cell>
          <table:table-cell table:style-name="ce34" office:value-type="string" calcext:value-type="string">
            <text:p>order statistics 1 problem solved ; anti-quicksort 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5.5" calcext:value-type="float">
            <text:p>5.5</text:p>
          </table:table-cell>
          <table:table-cell table:style-name="ce53" office:value-type="date" office:date-value="2017-09-17" calcext:value-type="date">
            <text:p>42995</text:p>
          </table:table-cell>
          <table:table-cell table:style-name="ce34" office:value-type="string" calcext:value-type="string">
            <text:p>anti qsort editoral understanding, I have to understand recurrence relation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18" calcext:value-type="date">
            <text:p>42996</text:p>
          </table:table-cell>
          <table:table-cell table:style-name="ce34" office:value-type="string" calcext:value-type="string">
            <text:p>Merging with smaller auxiliary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date" office:date-value="2017-09-19" calcext:value-type="date">
            <text:p>42997</text:p>
          </table:table-cell>
          <table:table-cell table:style-name="ce34" office:value-type="string" calcext:value-type="string">
            <text:p>CLRS : Heap-sort understanding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table:number-columns-repeated="2"/>
          <table:table-cell table:style-name="ce52" office:value-type="date" office:date-value="2017-09-20" calcext:value-type="date">
            <text:p>4299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5" table:number-columns-repeated="2"/>
          <table:table-cell table:style-name="ce52" office:value-type="date" office:date-value="2017-09-21" calcext:value-type="date">
            <text:p>4299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rting : Heapsort : 10 problems)</text:p>
          </table:table-cell>
          <table:covered-table-cell table:number-columns-repeated="2" table:style-name="ce34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string" calcext:value-type="string">
            <text:p>22/09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23" calcext:value-type="date">
            <text:p>4300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24" calcext:value-type="date">
            <text:p>4300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25" calcext:value-type="date">
            <text:p>4300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26" calcext:value-type="date">
            <text:p>4300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27" calcext:value-type="date">
            <text:p>4300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28" calcext:value-type="date">
            <text:p>4300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Heapsort : 10 problems)</text:p>
          </table:table-cell>
          <table:covered-table-cell table:number-columns-repeated="2" table:style-name="ce34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29" calcext:value-type="date">
            <text:p>4300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09-30" calcext:value-type="date">
            <text:p>4300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1" calcext:value-type="date">
            <text:p>4300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2" calcext:value-type="date">
            <text:p>4301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3" calcext:value-type="date">
            <text:p>4301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4" calcext:value-type="date">
            <text:p>4301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5" calcext:value-type="date">
            <text:p>4301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Heapsort : 10 problems)</text:p>
          </table:table-cell>
          <table:covered-table-cell table:number-columns-repeated="2" table:style-name="ce48"/>
          <table:covered-table-cell table:style-name="ce67"/>
          <table:covered-table-cell table:style-name="ce48"/>
          <table:table-cell table:number-columns-repeated="3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string" calcext:value-type="string">
            <text:p>06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7" calcext:value-type="date">
            <text:p>4301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8" calcext:value-type="date">
            <text:p>4301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09" calcext:value-type="date">
            <text:p>4301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10" calcext:value-type="date">
            <text:p>4301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34" table:number-columns-repeated="2"/>
          <table:table-cell table:style-name="ce52" office:value-type="date" office:date-value="2017-10-11" calcext:value-type="date">
            <text:p>43019</text:p>
          </table:table-cell>
          <table:table-cell table:style-name="ce34"/>
          <table:table-cell table:number-columns-repeated="3"/>
        </table:table-row>
        <table:table-row table:style-name="ro3">
          <table:table-cell table:style-name="ce32" office:value-type="string" calcext:value-type="string">
            <text:p>Theory : Sorting</text:p>
          </table:table-cell>
          <table:table-cell table:style-name="ce34" table:number-columns-repeated="2"/>
          <table:table-cell table:style-name="ce68" office:value-type="date" office:date-value="2017-10-12" calcext:value-type="date">
            <text:p>43020</text:p>
          </table:table-cell>
          <table:table-cell table:style-name="ce34"/>
          <table:table-cell table:number-columns-repeated="3"/>
        </table:table-row>
        <table:table-row table:style-name="ro11">
          <table:table-cell table:style-name="ce33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4"/>
          <table:covered-table-cell table:style-name="ce68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Applications : 25 problems)</text:p>
          </table:table-cell>
          <table:covered-table-cell table:number-columns-repeated="2" table:style-name="ce34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string" calcext:value-type="string">
            <text:p>13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14" calcext:value-type="date">
            <text:p>4302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15" calcext:value-type="date">
            <text:p>4302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16" calcext:value-type="date">
            <text:p>4302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17" calcext:value-type="date">
            <text:p>4302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18" calcext:value-type="date">
            <text:p>4302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19" calcext:value-type="date">
            <text:p>43027</text:p>
          </table:table-cell>
          <table:table-cell table:style-name="ce34" office:value-type="string" calcext:value-type="string">
            <text:p>sedgewick, CP3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earching : <text:s/>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string" calcext:value-type="string">
            <text:p>20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21" calcext:value-type="date">
            <text:p>4302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22" calcext:value-type="date">
            <text:p>4303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23" calcext:value-type="date">
            <text:p>4303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24" calcext:value-type="date">
            <text:p>4303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25" calcext:value-type="date">
            <text:p>4303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2" office:value-type="date" office:date-value="2017-10-26" calcext:value-type="date">
            <text:p>4303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2" office:value-type="string" calcext:value-type="string">
            <text:p>27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2" office:value-type="date" office:date-value="2017-10-28" calcext:value-type="date">
            <text:p>4303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2" office:value-type="date" office:date-value="2017-10-29" calcext:value-type="date">
            <text:p>4303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2" office:value-type="date" office:date-value="2017-10-30" calcext:value-type="date">
            <text:p>4303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0-31" calcext:value-type="date">
            <text:p>4303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01" calcext:value-type="date">
            <text:p>4304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02" calcext:value-type="date">
            <text:p>4304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string" calcext:value-type="string">
            <text:p>03/11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string" calcext:value-type="string">
            <text:p>04/11/2017 (sat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05" calcext:value-type="date">
            <text:p>4304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06" calcext:value-type="date">
            <text:p>4304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07" calcext:value-type="date">
            <text:p>4304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08" calcext:value-type="date">
            <text:p>4304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64" office:value-type="date" office:date-value="2017-11-09" calcext:value-type="date">
            <text:p>4304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45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0" calcext:value-type="date">
            <text:p>43049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1" calcext:value-type="date">
            <text:p>43050</text:p>
          </table:table-cell>
          <table:table-cell table:style-name="ce34" office:value-type="string" calcext:value-type="string">
            <text:p>Saturday</text:p>
          </table:table-cell>
          <table:table-cell table:style-name="ce34"/>
          <table:table-cell table:style-name="ce52"/>
          <table:table-cell table:style-name="ce34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2" calcext:value-type="date">
            <text:p>4305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3" calcext:value-type="date">
            <text:p>4305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4" calcext:value-type="date">
            <text:p>4305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5" calcext:value-type="date">
            <text:p>4305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6" calcext:value-type="date">
            <text:p>4305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7" calcext:value-type="date">
            <text:p>43056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8" calcext:value-type="date">
            <text:p>4305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19" calcext:value-type="date">
            <text:p>4305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0" calcext:value-type="date">
            <text:p>4305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1" calcext:value-type="date">
            <text:p>4306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2" calcext:value-type="date">
            <text:p>4306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3" calcext:value-type="date">
            <text:p>4306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4" calcext:value-type="date">
            <text:p>43063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5" calcext:value-type="date">
            <text:p>4306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6" calcext:value-type="date">
            <text:p>4306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7" calcext:value-type="date">
            <text:p>4306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8" calcext:value-type="date">
            <text:p>4306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29" calcext:value-type="date">
            <text:p>4306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2" office:value-type="date" office:date-value="2017-11-30" calcext:value-type="date">
            <text:p>4306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Mathematics : Read Theory</text:p>
          </table:table-cell>
          <table:table-cell table:style-name="ce34" table:number-columns-repeated="2"/>
          <table:table-cell table:style-name="ce52" office:value-type="date" office:date-value="2017-12-01" calcext:value-type="date">
            <text:p>43070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Mathematics : Read Theory</text:p>
          </table:table-cell>
          <table:table-cell table:style-name="ce34" table:number-columns-repeated="2"/>
          <table:table-cell table:style-name="ce52" office:value-type="date" office:date-value="2017-12-02" calcext:value-type="date">
            <text:p>4307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03" calcext:value-type="date">
            <text:p>4307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04" calcext:value-type="date">
            <text:p>4307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05" calcext:value-type="date">
            <text:p>4307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06" calcext:value-type="date">
            <text:p>4307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07" calcext:value-type="date">
            <text:p>4307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08" calcext:value-type="date">
            <text:p>43077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09" calcext:value-type="date">
            <text:p>4307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0" calcext:value-type="date">
            <text:p>4307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1" calcext:value-type="date">
            <text:p>4308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2" calcext:value-type="date">
            <text:p>4308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3" calcext:value-type="date">
            <text:p>4308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4" calcext:value-type="date">
            <text:p>4308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5" calcext:value-type="date">
            <text:p>43084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6" calcext:value-type="date">
            <text:p>4308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7" calcext:value-type="date">
            <text:p>4308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8" calcext:value-type="date">
            <text:p>4308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19" calcext:value-type="date">
            <text:p>4308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20" calcext:value-type="date">
            <text:p>4308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2" office:value-type="date" office:date-value="2017-12-21" calcext:value-type="date">
            <text:p>4309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String Processing : Read Theory</text:p>
          </table:table-cell>
          <table:table-cell table:style-name="ce34" table:number-columns-repeated="2"/>
          <table:table-cell table:style-name="ce52" office:value-type="date" office:date-value="2017-12-22" calcext:value-type="date">
            <text:p>43091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String Processing : Read Theory</text:p>
          </table:table-cell>
          <table:table-cell table:style-name="ce34" table:number-columns-repeated="2"/>
          <table:table-cell table:style-name="ce52" office:value-type="date" office:date-value="2017-12-23" calcext:value-type="date">
            <text:p>4309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String Processing : Read Theory</text:p>
          </table:table-cell>
          <table:table-cell table:style-name="ce34" table:number-columns-repeated="2"/>
          <table:table-cell table:style-name="ce52" office:value-type="date" office:date-value="2017-12-24" calcext:value-type="date">
            <text:p>4309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7-12-25" calcext:value-type="date">
            <text:p>4309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7-12-26" calcext:value-type="date">
            <text:p>4309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7-12-27" calcext:value-type="date">
            <text:p>4309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7-12-28" calcext:value-type="date">
            <text:p>4309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7-12-29" calcext:value-type="date">
            <text:p>43098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7-12-30" calcext:value-type="date">
            <text:p>4309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7-12-31" calcext:value-type="date">
            <text:p>4310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1" calcext:value-type="date">
            <text:p>4310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2" calcext:value-type="date">
            <text:p>4310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3" calcext:value-type="date">
            <text:p>4310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4" calcext:value-type="date">
            <text:p>4310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5" calcext:value-type="date">
            <text:p>43105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6" calcext:value-type="date">
            <text:p>4310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7" calcext:value-type="date">
            <text:p>4310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8" calcext:value-type="date">
            <text:p>4310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09" calcext:value-type="date">
            <text:p>4310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0" calcext:value-type="date">
            <text:p>4311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1" calcext:value-type="date">
            <text:p>4311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2" calcext:value-type="date">
            <text:p>43112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3" calcext:value-type="date">
            <text:p>4311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4" calcext:value-type="date">
            <text:p>4311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5" calcext:value-type="date">
            <text:p>4311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6" calcext:value-type="date">
            <text:p>4311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7" calcext:value-type="date">
            <text:p>4311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2" office:value-type="date" office:date-value="2018-01-18" calcext:value-type="date">
            <text:p>4311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2" office:value-type="date" office:date-value="2018-01-19" calcext:value-type="date">
            <text:p>43119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2" office:value-type="date" office:date-value="2018-01-20" calcext:value-type="date">
            <text:p>4312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2" office:value-type="date" office:date-value="2018-01-21" calcext:value-type="date">
            <text:p>4312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2" office:value-type="date" office:date-value="2018-01-22" calcext:value-type="date">
            <text:p>4312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2" office:value-type="date" office:date-value="2018-01-23" calcext:value-type="date">
            <text:p>4312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2" office:value-type="date" office:date-value="2018-01-24" calcext:value-type="date">
            <text:p>4312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1-25" calcext:value-type="date">
            <text:p>4312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1-26" calcext:value-type="date">
            <text:p>43126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1-27" calcext:value-type="date">
            <text:p>4312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1-28" calcext:value-type="date">
            <text:p>4312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1-29" calcext:value-type="date">
            <text:p>4312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1-30" calcext:value-type="date">
            <text:p>4313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1-31" calcext:value-type="date">
            <text:p>4313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1" calcext:value-type="date">
            <text:p>4313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2" calcext:value-type="date">
            <text:p>43133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3" calcext:value-type="date">
            <text:p>4313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4" calcext:value-type="date">
            <text:p>4313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5" calcext:value-type="date">
            <text:p>4313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6" calcext:value-type="date">
            <text:p>4313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7" calcext:value-type="date">
            <text:p>4313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2" office:value-type="date" office:date-value="2018-02-08" calcext:value-type="date">
            <text:p>4313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More advanced Topics <text:s/>Theory</text:p>
          </table:table-cell>
          <table:table-cell table:number-columns-repeated="2"/>
          <table:table-cell table:style-name="ce52" office:value-type="date" office:date-value="2018-02-09" calcext:value-type="date">
            <text:p>43140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8 : More advanced Topics <text:s/>Theory</text:p>
          </table:table-cell>
          <table:table-cell table:number-columns-repeated="2"/>
          <table:table-cell table:style-name="ce52" office:value-type="date" office:date-value="2018-02-10" calcext:value-type="date">
            <text:p>4314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8 : More advanced Topics <text:s/>Theory</text:p>
          </table:table-cell>
          <table:table-cell table:number-columns-repeated="2"/>
          <table:table-cell table:style-name="ce52" office:value-type="date" office:date-value="2018-02-11" calcext:value-type="date">
            <text:p>4314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2" calcext:value-type="date">
            <text:p>4314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3" calcext:value-type="date">
            <text:p>4314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4" calcext:value-type="date">
            <text:p>4314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5" calcext:value-type="date">
            <text:p>4314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6" calcext:value-type="date">
            <text:p>43147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7" calcext:value-type="date">
            <text:p>4314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8" calcext:value-type="date">
            <text:p>4314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19" calcext:value-type="date">
            <text:p>4315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0" calcext:value-type="date">
            <text:p>4315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1" calcext:value-type="date">
            <text:p>4315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2" calcext:value-type="date">
            <text:p>4315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3" calcext:value-type="date">
            <text:p>43154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4" calcext:value-type="date">
            <text:p>4315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5" calcext:value-type="date">
            <text:p>4315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6" calcext:value-type="date">
            <text:p>4315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7" calcext:value-type="date">
            <text:p>4315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2-28" calcext:value-type="date">
            <text:p>4315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1" calcext:value-type="date">
            <text:p>4316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2" calcext:value-type="date">
            <text:p>43161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3" calcext:value-type="date">
            <text:p>4316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4" calcext:value-type="date">
            <text:p>4316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5" calcext:value-type="date">
            <text:p>4316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6" calcext:value-type="date">
            <text:p>4316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7" calcext:value-type="date">
            <text:p>4316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2" office:value-type="date" office:date-value="2018-03-08" calcext:value-type="date">
            <text:p>4316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9 : Rare Topics : Theory</text:p>
          </table:table-cell>
          <table:table-cell table:number-columns-repeated="2"/>
          <table:table-cell table:style-name="ce52" office:value-type="date" office:date-value="2018-03-09" calcext:value-type="date">
            <text:p>43168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9 : Rare Topics : Theory</text:p>
          </table:table-cell>
          <table:table-cell table:number-columns-repeated="2"/>
          <table:table-cell table:style-name="ce52" office:value-type="date" office:date-value="2018-03-10" calcext:value-type="date">
            <text:p>4316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9 : Rare Topics : Theory</text:p>
          </table:table-cell>
          <table:table-cell table:number-columns-repeated="2"/>
          <table:table-cell table:style-name="ce52" office:value-type="date" office:date-value="2018-03-11" calcext:value-type="date">
            <text:p>4317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2" calcext:value-type="date">
            <text:p>4317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3" calcext:value-type="date">
            <text:p>4317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4" calcext:value-type="date">
            <text:p>4317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5" calcext:value-type="date">
            <text:p>4317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6" calcext:value-type="date">
            <text:p>43175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7" calcext:value-type="date">
            <text:p>4317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8" calcext:value-type="date">
            <text:p>4317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19" calcext:value-type="date">
            <text:p>4317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0" calcext:value-type="date">
            <text:p>4317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1" calcext:value-type="date">
            <text:p>4318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2" calcext:value-type="date">
            <text:p>4318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3" calcext:value-type="date">
            <text:p>43182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4" calcext:value-type="date">
            <text:p>4318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5" calcext:value-type="date">
            <text:p>4318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6" calcext:value-type="date">
            <text:p>4318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7" calcext:value-type="date">
            <text:p>4318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8" calcext:value-type="date">
            <text:p>4318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9 : practice</text:p>
          </table:table-cell>
          <table:table-cell table:number-columns-repeated="2"/>
          <table:table-cell table:style-name="ce52" office:value-type="date" office:date-value="2018-03-29" calcext:value-type="date">
            <text:p>4318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3-30" calcext:value-type="date">
            <text:p>43189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3-31" calcext:value-type="date">
            <text:p>4319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1" calcext:value-type="date">
            <text:p>4319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2" calcext:value-type="date">
            <text:p>4319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3" calcext:value-type="date">
            <text:p>4319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4" calcext:value-type="date">
            <text:p>4319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5" calcext:value-type="date">
            <text:p>4319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6" calcext:value-type="date">
            <text:p>43196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7" calcext:value-type="date">
            <text:p>4319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8" calcext:value-type="date">
            <text:p>4319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09" calcext:value-type="date">
            <text:p>4319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0" calcext:value-type="date">
            <text:p>4320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1" calcext:value-type="date">
            <text:p>4320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2" office:value-type="date" office:date-value="2018-04-12" calcext:value-type="date">
            <text:p>4320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3" calcext:value-type="date">
            <text:p>43203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4" calcext:value-type="date">
            <text:p>4320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5" calcext:value-type="date">
            <text:p>4320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6" calcext:value-type="date">
            <text:p>4320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7" calcext:value-type="date">
            <text:p>4320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8" calcext:value-type="date">
            <text:p>4320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19" calcext:value-type="date">
            <text:p>4320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0" calcext:value-type="date">
            <text:p>43210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1" calcext:value-type="date">
            <text:p>4321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2" calcext:value-type="date">
            <text:p>4321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3" calcext:value-type="date">
            <text:p>4321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4" calcext:value-type="date">
            <text:p>4321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5" calcext:value-type="date">
            <text:p>4321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6" calcext:value-type="date">
            <text:p>4321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2"/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7" calcext:value-type="date">
            <text:p>43217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8" calcext:value-type="date">
            <text:p>4321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29" calcext:value-type="date">
            <text:p>4321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4-30" calcext:value-type="date">
            <text:p>4322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1" calcext:value-type="date">
            <text:p>4322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2" calcext:value-type="date">
            <text:p>4322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3" calcext:value-type="date">
            <text:p>4322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4" calcext:value-type="date">
            <text:p>43224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5" calcext:value-type="date">
            <text:p>4322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6" calcext:value-type="date">
            <text:p>4322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7" calcext:value-type="date">
            <text:p>4322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8" calcext:value-type="date">
            <text:p>4322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09" calcext:value-type="date">
            <text:p>4322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0" calcext:value-type="date">
            <text:p>4323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1" calcext:value-type="date">
            <text:p>43231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2" calcext:value-type="date">
            <text:p>4323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3" calcext:value-type="date">
            <text:p>4323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4" calcext:value-type="date">
            <text:p>4323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5" calcext:value-type="date">
            <text:p>4323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6" calcext:value-type="date">
            <text:p>4323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7" calcext:value-type="date">
            <text:p>4323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8" calcext:value-type="date">
            <text:p>43238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19" calcext:value-type="date">
            <text:p>4323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0" calcext:value-type="date">
            <text:p>4324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1" calcext:value-type="date">
            <text:p>4324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2" calcext:value-type="date">
            <text:p>4324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3" calcext:value-type="date">
            <text:p>4324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4" calcext:value-type="date">
            <text:p>4324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5" calcext:value-type="date">
            <text:p>43245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6" calcext:value-type="date">
            <text:p>4324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7" calcext:value-type="date">
            <text:p>4324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8" calcext:value-type="date">
            <text:p>4324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29" calcext:value-type="date">
            <text:p>4324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30" calcext:value-type="date">
            <text:p>4325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5-31" calcext:value-type="date">
            <text:p>4325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1" calcext:value-type="date">
            <text:p>43252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2" calcext:value-type="date">
            <text:p>4325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3" calcext:value-type="date">
            <text:p>4325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4" calcext:value-type="date">
            <text:p>4325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5" calcext:value-type="date">
            <text:p>4325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6" calcext:value-type="date">
            <text:p>4325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7" calcext:value-type="date">
            <text:p>4325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8" calcext:value-type="date">
            <text:p>43259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09" calcext:value-type="date">
            <text:p>4326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0" calcext:value-type="date">
            <text:p>4326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1" calcext:value-type="date">
            <text:p>4326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2" calcext:value-type="date">
            <text:p>4326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3" calcext:value-type="date">
            <text:p>4326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4" calcext:value-type="date">
            <text:p>4326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5" calcext:value-type="date">
            <text:p>43266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6" calcext:value-type="date">
            <text:p>4326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7" calcext:value-type="date">
            <text:p>4326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8" calcext:value-type="date">
            <text:p>4326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19" calcext:value-type="date">
            <text:p>4327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20" calcext:value-type="date">
            <text:p>4327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ACM ICPC World Final Problems</text:p>
          </table:table-cell>
          <table:table-cell table:number-columns-repeated="2"/>
          <table:table-cell table:style-name="ce52" office:value-type="date" office:date-value="2018-06-21" calcext:value-type="date">
            <text:p>4327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2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2" calcext:value-type="date">
            <text:p>43273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3" calcext:value-type="date">
            <text:p>4327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4" calcext:value-type="date">
            <text:p>4327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5" calcext:value-type="date">
            <text:p>4327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6" calcext:value-type="date">
            <text:p>4327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7" calcext:value-type="date">
            <text:p>4327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8" calcext:value-type="date">
            <text:p>4327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29" calcext:value-type="date">
            <text:p>43280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6-30" calcext:value-type="date">
            <text:p>4328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1" calcext:value-type="date">
            <text:p>4328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2" calcext:value-type="date">
            <text:p>4328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3" calcext:value-type="date">
            <text:p>4328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4" calcext:value-type="date">
            <text:p>4328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5" calcext:value-type="date">
            <text:p>4328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6" calcext:value-type="date">
            <text:p>43287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7" calcext:value-type="date">
            <text:p>4328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8" calcext:value-type="date">
            <text:p>4328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09" calcext:value-type="date">
            <text:p>4329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0" calcext:value-type="date">
            <text:p>4329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1" calcext:value-type="date">
            <text:p>4329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2" calcext:value-type="date">
            <text:p>4329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3" calcext:value-type="date">
            <text:p>43294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4" calcext:value-type="date">
            <text:p>4329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5" calcext:value-type="date">
            <text:p>4329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6" calcext:value-type="date">
            <text:p>4329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7" calcext:value-type="date">
            <text:p>4329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8" calcext:value-type="date">
            <text:p>4329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19" calcext:value-type="date">
            <text:p>4330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0" calcext:value-type="date">
            <text:p>43301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1" calcext:value-type="date">
            <text:p>4330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2" calcext:value-type="date">
            <text:p>4330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3" calcext:value-type="date">
            <text:p>4330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4" calcext:value-type="date">
            <text:p>4330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5" calcext:value-type="date">
            <text:p>4330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6" calcext:value-type="date">
            <text:p>4330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9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7" calcext:value-type="date">
            <text:p>43308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8" calcext:value-type="date">
            <text:p>4330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29" calcext:value-type="date">
            <text:p>4331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30" calcext:value-type="date">
            <text:p>4331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7-31" calcext:value-type="date">
            <text:p>4331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1" calcext:value-type="date">
            <text:p>4331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2" calcext:value-type="date">
            <text:p>4331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39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3" calcext:value-type="date">
            <text:p>43315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4" calcext:value-type="date">
            <text:p>4331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5" calcext:value-type="date">
            <text:p>4331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6" calcext:value-type="date">
            <text:p>4331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7" calcext:value-type="date">
            <text:p>4331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8" calcext:value-type="date">
            <text:p>4332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09" calcext:value-type="date">
            <text:p>4332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0" calcext:value-type="date">
            <text:p>43322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1" calcext:value-type="date">
            <text:p>4332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2" calcext:value-type="date">
            <text:p>4332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3" calcext:value-type="date">
            <text:p>4332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4" calcext:value-type="date">
            <text:p>4332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5" calcext:value-type="date">
            <text:p>4332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6" calcext:value-type="date">
            <text:p>4332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7" calcext:value-type="date">
            <text:p>43329</text:p>
          </table:table-cell>
          <table:table-cell table:style-name="ce35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8" calcext:value-type="date">
            <text:p>4333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19" calcext:value-type="date">
            <text:p>4333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20" calcext:value-type="date">
            <text:p>4333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69" office:value-type="date" office:date-value="2018-08-21" calcext:value-type="date">
            <text:p>4333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52" office:value-type="date" office:date-value="2018-08-22" calcext:value-type="date">
            <text:p>4333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Very Advanced Datastructres and Techniques</text:p>
          </table:table-cell>
          <table:table-cell table:number-columns-repeated="2"/>
          <table:table-cell table:style-name="ce70" office:value-type="date" office:date-value="2018-08-23" calcext:value-type="date">
            <text:p>4333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3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2"/>
          <table:covered-table-cell table:style-name="ce34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2"/>
          <table:table-cell table:style-name="ce34"/>
          <table:table-cell table:number-columns-repeated="3"/>
        </table:table-row>
        <table:table-row table:style-name="ro10">
          <table:table-cell table:number-columns-repeated="3"/>
          <table:table-cell table:style-name="ce52"/>
          <table:table-cell table:style-name="ce35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2"/>
          <table:table-cell table:style-name="ce34"/>
          <table:table-cell table:number-columns-repeated="3"/>
        </table:table-row>
        <table:table-row table:style-name="ro7" table:number-rows-repeated="104807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1:10:06.98226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19T11:10:39.520860980</dc:date>
    <meta:editing-duration>P1DT3H17M4S</meta:editing-duration>
    <meta:editing-cycles>1299</meta:editing-cycles>
    <meta:generator>LibreOffice/4.2.3.3$Linux_X86_64 LibreOffice_project/420m0$Build-3</meta:generator>
    <meta:document-statistic meta:table-count="3" meta:cell-count="1386" meta:object-count="0"/>
  </office:meta>
</office:document-meta>
</file>